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officeooo:paragraph-rsid="0026b046"/>
    </style:style>
    <style:style style:name="P11" style:family="paragraph" style:parent-style-name="Standard">
      <style:text-properties officeooo:rsid="0028836f" officeooo:paragraph-rsid="0028836f"/>
    </style:style>
    <style:style style:name="P12" style:family="paragraph" style:parent-style-name="Standard">
      <style:text-properties officeooo:rsid="002a2825" officeooo:paragraph-rsid="002a2825"/>
    </style:style>
    <style:style style:name="P13" style:family="paragraph" style:parent-style-name="Standard">
      <style:text-properties officeooo:paragraph-rsid="002a2825"/>
    </style:style>
    <style:style style:name="P14" style:family="paragraph" style:parent-style-name="Standard">
      <style:text-properties officeooo:rsid="002beb8f" officeooo:paragraph-rsid="002beb8f"/>
    </style:style>
    <style:style style:name="P15" style:family="paragraph" style:parent-style-name="Standard">
      <style:text-properties officeooo:rsid="002e8c40" officeooo:paragraph-rsid="002e8c40"/>
    </style:style>
    <style:style style:name="P16" style:family="paragraph" style:parent-style-name="Standard">
      <style:text-properties officeooo:paragraph-rsid="002e8c40"/>
    </style:style>
    <style:style style:name="P17" style:family="paragraph" style:parent-style-name="Standard">
      <style:text-properties style:text-underline-style="none" officeooo:rsid="003298cc" officeooo:paragraph-rsid="003298cc"/>
    </style:style>
    <style:style style:name="P18" style:family="paragraph" style:parent-style-name="Standard">
      <style:text-properties officeooo:paragraph-rsid="00326c9a"/>
    </style:style>
    <style:style style:name="P19" style:family="paragraph" style:parent-style-name="Standard">
      <style:text-properties fo:color="#000000" style:text-underline-style="none" officeooo:rsid="00326c9a" officeooo:paragraph-rsid="00326c9a"/>
    </style:style>
    <style:style style:name="P20" style:family="paragraph" style:parent-style-name="Standard">
      <style:text-properties fo:color="#000000" style:text-underline-style="solid" style:text-underline-width="auto" style:text-underline-color="font-color" officeooo:rsid="00326c9a" officeooo:paragraph-rsid="00326c9a"/>
    </style:style>
    <style:style style:name="P21" style:family="paragraph" style:parent-style-name="Standard">
      <style:text-properties officeooo:rsid="003298cc" officeooo:paragraph-rsid="003298cc"/>
    </style:style>
    <style:style style:name="P22" style:family="paragraph" style:parent-style-name="Standard">
      <style:text-properties officeooo:paragraph-rsid="003298cc"/>
    </style:style>
    <style:style style:name="P23" style:family="paragraph" style:parent-style-name="Standard">
      <style:text-properties officeooo:paragraph-rsid="00396690"/>
    </style:style>
    <style:style style:name="P24" style:family="paragraph" style:parent-style-name="Standard">
      <style:text-properties officeooo:rsid="003cd4a7" officeooo:paragraph-rsid="003cd4a7"/>
    </style:style>
    <style:style style:name="P25" style:family="paragraph" style:parent-style-name="Standard">
      <style:text-properties officeooo:rsid="003f1e96" officeooo:paragraph-rsid="003f1e96"/>
    </style:style>
    <style:style style:name="P26" style:family="paragraph" style:parent-style-name="Standard">
      <style:text-properties officeooo:rsid="0040f563" officeooo:paragraph-rsid="0040f563"/>
    </style:style>
    <style:style style:name="P27" style:family="paragraph" style:parent-style-name="Standard">
      <style:text-properties officeooo:paragraph-rsid="0041e301"/>
    </style:style>
    <style:style style:name="P28" style:family="paragraph" style:parent-style-name="Standard">
      <style:text-properties officeooo:rsid="00429e63" officeooo:paragraph-rsid="00429e63"/>
    </style:style>
    <style:style style:name="P29" style:family="paragraph" style:parent-style-name="Standard">
      <style:text-properties officeooo:paragraph-rsid="00429e63"/>
    </style:style>
    <style:style style:name="P30" style:family="paragraph" style:parent-style-name="Standard">
      <style:text-properties officeooo:rsid="004603b5" officeooo:paragraph-rsid="004603b5"/>
    </style:style>
    <style:style style:name="P31" style:family="paragraph" style:parent-style-name="Standard">
      <style:text-properties officeooo:rsid="001ef9a5" officeooo:paragraph-rsid="001ef9a5"/>
    </style:style>
    <style:style style:name="P32" style:family="paragraph" style:parent-style-name="Standard">
      <style:text-properties officeooo:rsid="0025d060" officeooo:paragraph-rsid="0025d060"/>
    </style:style>
    <style:style style:name="P33" style:family="paragraph" style:parent-style-name="Standard">
      <style:text-properties officeooo:rsid="0026b046" officeooo:paragraph-rsid="0026b046"/>
    </style:style>
    <style:style style:name="P34" style:family="paragraph" style:parent-style-name="Standard">
      <style:text-properties officeooo:rsid="002a2825" officeooo:paragraph-rsid="002a2825"/>
    </style:style>
    <style:style style:name="P35" style:family="paragraph" style:parent-style-name="Standard">
      <style:text-properties fo:color="#000000" officeooo:rsid="002e8c40" officeooo:paragraph-rsid="002e8c40"/>
    </style:style>
    <style:style style:name="P36" style:family="paragraph" style:parent-style-name="Standard">
      <style:text-properties fo:color="#000000" style:text-underline-style="solid" style:text-underline-width="auto" style:text-underline-color="font-color" officeooo:rsid="0030d1d1" officeooo:paragraph-rsid="0030d1d1"/>
    </style:style>
    <style:style style:name="P37" style:family="paragraph" style:parent-style-name="Standard">
      <style:text-properties fo:color="#000000" style:text-underline-style="none" officeooo:rsid="00326c9a" officeooo:paragraph-rsid="00326c9a"/>
    </style:style>
    <style:style style:name="P38" style:family="paragraph" style:parent-style-name="Standard">
      <style:text-properties fo:color="#000000" style:text-underline-style="none" officeooo:rsid="003298cc" officeooo:paragraph-rsid="003298cc"/>
    </style:style>
    <style:style style:name="P39" style:family="paragraph" style:parent-style-name="Standard">
      <style:text-properties fo:color="#000000" style:text-underline-style="none" officeooo:rsid="003afc79" officeooo:paragraph-rsid="00396690"/>
    </style:style>
    <style:style style:name="P40" style:family="paragraph" style:parent-style-name="Standard">
      <style:text-properties fo:color="#000000" style:text-underline-style="none" officeooo:rsid="003f1e96" officeooo:paragraph-rsid="003f1e96"/>
    </style:style>
    <style:style style:name="P41" style:family="paragraph" style:parent-style-name="Standard">
      <style:text-properties fo:color="#000000" style:text-underline-style="none" officeooo:rsid="003ecdb5" officeooo:paragraph-rsid="003ecdb5"/>
    </style:style>
    <style:style style:name="P42" style:family="paragraph" style:parent-style-name="Standard">
      <style:text-properties fo:color="#000000" style:text-underline-style="none" officeooo:rsid="00413f83" officeooo:paragraph-rsid="0041e301"/>
    </style:style>
    <style:style style:name="P43" style:family="paragraph" style:parent-style-name="Standard">
      <style:text-properties fo:color="#000000" style:text-underline-style="none" officeooo:rsid="00413f83" officeooo:paragraph-rsid="0040f563"/>
    </style:style>
    <style:style style:name="P44" style:family="paragraph" style:parent-style-name="Standard">
      <style:text-properties fo:color="#000000" style:text-underline-style="none" officeooo:rsid="0041e301" officeooo:paragraph-rsid="0041e301"/>
    </style:style>
    <style:style style:name="P45" style:family="paragraph" style:parent-style-name="Standard">
      <style:text-properties fo:color="#000000" style:text-underline-style="none" officeooo:rsid="00429e63" officeooo:paragraph-rsid="00429e63"/>
    </style:style>
    <style:style style:name="P46" style:family="paragraph" style:parent-style-name="Standard">
      <style:text-properties fo:color="#000000" style:text-underline-style="none" officeooo:rsid="00458ca8" officeooo:paragraph-rsid="00458ca8"/>
    </style:style>
    <style:style style:name="P47" style:family="paragraph" style:parent-style-name="Standard">
      <style:text-properties fo:color="#000000" style:text-underline-style="none" officeooo:rsid="004603b5" officeooo:paragraph-rsid="004603b5"/>
    </style:style>
    <style:style style:name="P48" style:family="paragraph" style:parent-style-name="Standard">
      <style:text-properties fo:color="#000000" style:text-underline-style="none" officeooo:rsid="0047841a" officeooo:paragraph-rsid="0047841a" fo:background-color="#ffff00"/>
    </style:style>
    <style:style style:name="P49"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50"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51"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52" style:family="paragraph" style:parent-style-name="Standard">
      <style:text-properties officeooo:paragraph-rsid="0048ce5b"/>
    </style:style>
    <style:style style:name="P53" style:family="paragraph" style:parent-style-name="Standard">
      <style:text-properties officeooo:rsid="0048ce5b" officeooo:paragraph-rsid="0048ce5b"/>
    </style:style>
    <style:style style:name="P54" style:family="paragraph" style:parent-style-name="Standard">
      <style:text-properties officeooo:rsid="004beb0f" officeooo:paragraph-rsid="004beb0f"/>
    </style:style>
    <style:style style:name="P55" style:family="paragraph" style:parent-style-name="Standard">
      <style:text-properties officeooo:rsid="004bf9c3" officeooo:paragraph-rsid="004bf9c3"/>
    </style:style>
    <style:style style:name="P56" style:family="paragraph" style:parent-style-name="Standard">
      <style:text-properties officeooo:rsid="004d0d5d" officeooo:paragraph-rsid="004d0d5d"/>
    </style:style>
    <style:style style:name="P57" style:family="paragraph" style:parent-style-name="Standard">
      <style:text-properties officeooo:rsid="004d41b3" officeooo:paragraph-rsid="004d41b3"/>
    </style:style>
    <style:style style:name="P58" style:family="paragraph" style:parent-style-name="Standard">
      <style:text-properties officeooo:rsid="004e8dc9" officeooo:paragraph-rsid="004e8dc9"/>
    </style:style>
    <style:style style:name="P59" style:family="paragraph" style:parent-style-name="Standard">
      <style:text-properties officeooo:rsid="004f9f97" officeooo:paragraph-rsid="004f9f97"/>
    </style:style>
    <style:style style:name="P60" style:family="paragraph" style:parent-style-name="Standard">
      <style:text-properties officeooo:rsid="0051369a" officeooo:paragraph-rsid="0051369a"/>
    </style:style>
    <style:style style:name="P61" style:family="paragraph" style:parent-style-name="Standard">
      <style:text-properties officeooo:rsid="00515ca9" officeooo:paragraph-rsid="00515ca9"/>
    </style:style>
    <style:style style:name="P62" style:family="paragraph" style:parent-style-name="Standard">
      <style:text-properties officeooo:paragraph-rsid="0052e848"/>
    </style:style>
    <style:style style:name="P63" style:family="paragraph" style:parent-style-name="Standard">
      <style:text-properties officeooo:rsid="0053da4e" officeooo:paragraph-rsid="0053da4e"/>
    </style:style>
    <style:style style:name="P64" style:family="paragraph" style:parent-style-name="Standard">
      <style:text-properties officeooo:rsid="0053da4e" officeooo:paragraph-rsid="0054b989"/>
    </style:style>
    <style:style style:name="P65" style:family="paragraph" style:parent-style-name="Standard">
      <style:text-properties officeooo:paragraph-rsid="0053da4e"/>
    </style:style>
    <style:style style:name="P66" style:family="paragraph" style:parent-style-name="Standard">
      <style:text-properties officeooo:paragraph-rsid="0054b989"/>
    </style:style>
    <style:style style:name="P67" style:family="paragraph" style:parent-style-name="Standard">
      <style:text-properties style:text-underline-style="solid" style:text-underline-width="auto" style:text-underline-color="font-color" fo:font-weight="bold" officeooo:paragraph-rsid="0053da4e" style:font-weight-asian="bold" style:font-weight-complex="bold"/>
    </style:style>
    <style:style style:name="P68" style:family="paragraph" style:parent-style-name="Standard">
      <style:text-properties officeooo:paragraph-rsid="0056a94c"/>
    </style:style>
    <style:style style:name="P69" style:family="paragraph" style:parent-style-name="Standard">
      <style:text-properties officeooo:rsid="005754f9" officeooo:paragraph-rsid="005754f9"/>
    </style:style>
    <style:style style:name="P70" style:family="paragraph" style:parent-style-name="Standard">
      <style:text-properties officeooo:rsid="005a60a0" officeooo:paragraph-rsid="005a60a0"/>
    </style:style>
    <style:style style:name="P71" style:family="paragraph" style:parent-style-name="Standard">
      <style:text-properties officeooo:rsid="005c433c" officeooo:paragraph-rsid="005c433c"/>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fo:color="#000000" style:text-line-through-style="none" style:text-line-through-type="none" style:text-underline-style="none" officeooo:rsid="0048ce5b" fo:background-color="transparent" loext:char-shading-value="0"/>
    </style:style>
    <style:style style:name="T33" style:family="text">
      <style:text-properties fo:color="#000000" style:text-line-through-style="none" style:text-line-through-type="none" style:text-underline-style="none" fo:background-color="transparent" loext:char-shading-value="0"/>
    </style:style>
    <style:style style:name="T34" style:family="text">
      <style:text-properties style:font-name="Liberation Serif" fo:font-size="12pt" officeooo:rsid="002e8c40" style:font-size-asian="12pt" style:font-size-complex="12pt"/>
    </style:style>
    <style:style style:name="T35" style:family="text">
      <style:text-properties officeooo:rsid="004bf9c3"/>
    </style:style>
    <style:style style:name="T36" style:family="text">
      <style:text-properties officeooo:rsid="004d0d5d"/>
    </style:style>
    <style:style style:name="T37" style:family="text">
      <style:text-properties officeooo:rsid="004d41b3"/>
    </style:style>
    <style:style style:name="T38" style:family="text">
      <style:text-properties style:text-position="super 58%"/>
    </style:style>
    <style:style style:name="T39" style:family="text">
      <style:text-properties style:text-position="super 58%" officeooo:rsid="004f9f97"/>
    </style:style>
    <style:style style:name="T40" style:family="text">
      <style:text-properties officeooo:rsid="004f9f97"/>
    </style:style>
    <style:style style:name="T41" style:family="text">
      <style:text-properties officeooo:rsid="0051369a"/>
    </style:style>
    <style:style style:name="T42" style:family="text">
      <style:text-properties officeooo:rsid="00532eea"/>
    </style:style>
    <style:style style:name="T43" style:family="text">
      <style:text-properties officeooo:rsid="0053da4e"/>
    </style:style>
    <style:style style:name="T44" style:family="text">
      <style:text-properties officeooo:rsid="0053e5a0"/>
    </style:style>
    <style:style style:name="T45" style:family="text">
      <style:text-properties officeooo:rsid="0054b989"/>
    </style:style>
    <style:style style:name="T46" style:family="text">
      <style:text-properties officeooo:rsid="0056a9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0">- <text:span text:style-name="T4">applications asynchrones </text:span></text:p>
      <text:p text:style-name="P10">-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0">- <text:span text:style-name="T6">applications à très hauts débits en numérique</text:span></text:p>
      <text:p text:style-name="P10">- <text:span text:style-name="T6">solution ; commutation en large bande</text:span></text:p>
      <text:p text:style-name="P5"/>
      <text:p text:style-name="P11">paramètre de QoS :</text:p>
      <text:p text:style-name="P11">- latence</text:p>
      <text:p text:style-name="P11">- BER/PER <text:span text:style-name="T6">(taux d’erreur)</text:span></text:p>
      <text:p text:style-name="P11">- <text:span text:style-name="T5">débit</text:span></text:p>
      <text:p text:style-name="P11"/>
      <text:p text:style-name="P7">Normes et standards :</text:p>
      <text:p text:style-name="P12">Bénéfices :</text:p>
      <text:p text:style-name="P12">- permettre à des équipements hétérogènes de communiquer</text:p>
      <text:p text:style-name="P12">- accroître le marché des produits adhérant aux standards</text:p>
      <text:p text:style-name="P13"/>
      <text:p text:style-name="P14">standard : lorsqu’un consensus s’établit de, sans démarche formelle</text:p>
      <text:p text:style-name="P14">norme ; document formel, adopté par une instance reconnue</text:p>
      <text:p text:style-name="P14"/>
      <text:p text:style-name="P15">ISO : International Standardisation Organisation</text:p>
      <text:p text:style-name="P16"><text:span text:style-name="T34">IETF </text:span><text:span text:style-name="T10">: </text:span><text:span text:style-name="T7">Internet Engineering Task Force</text:span><text:span text:style-name="T8"> </text:span></text:p>
      <text:p text:style-name="P15"><text:span text:style-name="T8">IEEE : réseaux locaux (ex</text:span><text:span text:style-name="T9">emple : wifi → </text:span><text:span text:style-name="T8"><text:s/>IEEE 802.11)</text:span></text:p>
      <text:p text:style-name="P35"/>
      <text:p text:style-name="P36"><text:soft-page-break/>Classification des réseaux :</text:p>
      <text:p text:style-name="P20">par type de transmission :</text:p>
      <text:p text:style-name="P19">-diffusion : </text:p>
      <text:p text:style-name="P19">un seul canal de transimission, on diffuse les données à toutes les machines du réseau mais seulement les utilisateur le prennent en compte, diffusion rrstreinte (multicast) </text:p>
      <text:p text:style-name="P19">exemple : Ethernet, TV, satellite</text:p>
      <text:p text:style-name="P19"/>
      <text:p text:style-name="P19">-le point à point :</text:p>
      <text:p text:style-name="P19">les données transitent entre plusieurs machines intermédiaires (routage)</text:p>
      <text:p text:style-name="P19">exemple : Transpac, Internet</text:p>
      <text:p text:style-name="P19"/>
      <text:p text:style-name="P18"><text:span text:style-name="T12">t</text:span><text:span text:style-name="T13">opologie </text:span><text:span text:style-name="T12">physique :</text:span></text:p>
      <text:p text:style-name="P19">bus : plusieurs machines connectées au même câble</text:p>
      <text:p text:style-name="P21"><text:span text:style-name="T12">a</text:span><text:span text:style-name="T11">nneau :</text:span></text:p>
      <text:p text:style-name="P38">étoile :</text:p>
      <text:p text:style-name="P19"/>
      <text:p text:style-name="P18"><text:span text:style-name="T27">Par taille </text:span><text:span text:style-name="T12">:</text:span></text:p>
      <text:p text:style-name="P17"><text:span text:style-name="T28">P</text:span><text:span text:style-name="T8">AN : </text:span><text:span text:style-name="T29">Personnal</text:span><text:span text:style-name="T8"> Area Network <text:s/>(ex : bluetooth)</text:span></text:p>
      <text:p text:style-name="P17"><text:span text:style-name="T8">LAN : </text:span><text:span text:style-name="T29">Local</text:span><text:span text:style-name="T8"> Area Network (wifi, ethernet, etc)</text:span></text:p>
      <text:p text:style-name="P17"><text:span text:style-name="T8">MAN : </text:span><text:span text:style-name="T29">Metropolitan</text:span><text:span text:style-name="T8"> Area Network (région, quelques km)</text:span></text:p>
      <text:p text:style-name="P22"><text:span text:style-name="T13">WAN : </text:span><text:span text:style-name="T14">Wide</text:span><text:span text:style-name="T13"> Area Network (</text:span><text:span text:style-name="T15">P</text:span><text:span text:style-name="T16">ays</text:span><text:span text:style-name="T13">)</text:span></text:p>
      <text:p text:style-name="P38"/>
      <text:p text:style-name="P23"><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39"/>
      <text:p text:style-name="P25"><text:span text:style-name="T17">T</text:span><text:span text:style-name="T11">emps de transmission : longeur données / débit local</text:span></text:p>
      <text:p text:style-name="P24"><text:span text:style-name="T17">T</text:span><text:span text:style-name="T11">emps de propagation : temps de parcours d’un câble (ou autre support de transmission)</text:span></text:p>
      <text:p text:style-name="P40">[distance / vitesse de la lumière]</text:p>
      <text:p text:style-name="P41">Temps de commutation : temps que <text:s/>le commutateur traite l’information (et il peut recevoir différentes infos en même temps)</text:p>
      <text:p text:style-name="P41"/>
      <text:p text:style-name="P25"><text:span text:style-name="T19">d</text:span><text:span text:style-name="T11">ébit de bout en bout = longueur des données / latence</text:span></text:p>
      <text:p text:style-name="P40">latence = 2 * (temps trasmission + temps propagation) + temps commutation</text:p>
      <text:p text:style-name="P40"/>
      <text:p text:style-name="P40"/>
      <text:p text:style-name="P26"><text:span text:style-name="T20">A</text:span><text:span text:style-name="T11">rchitecture :</text:span></text:p>
      <text:p text:style-name="P27"><text:span text:style-name="T22">- </text:span><text:span text:style-name="T21">structuration en couches :</text:span></text:p>
      <text:p text:style-name="P42">- chaque couche est construite sur la précédente et effectue une tâche pour la couche suivante (diviser pour régner).</text:p>
      <text:p text:style-name="P27"><text:span text:style-name="T21">- </text:span><text:span text:style-name="T23">chaque couche est responsable d’une partie du pb</text:span></text:p>
      <text:p text:style-name="P44"/>
      <text:p text:style-name="P28"><text:span text:style-name="T23">n</text:span><text:span text:style-name="T11">iveau vertical : une couche rend service à une autre</text:span></text:p>
      <text:p text:style-name="P45">niveau horizontal : des couches de même protocole communiquent d’un système à l’autre grâce au protocole. </text:p>
      <text:p text:style-name="P44"/>
      <text:p text:style-name="P8"><text:span text:style-name="T30">L</text:span><text:span text:style-name="T8">e service :</text:span></text:p>
      <text:p text:style-name="P45">4 types de primitives :</text:p>
      <text:p text:style-name="P29"><text:span text:style-name="T24">- la requête : </text:span><text:span text:style-name="T25">N+1 demande à N d’activer un service </text:span></text:p>
      <text:p text:style-name="P29"><text:span text:style-name="T24">- l’idication  </text:span><text:span text:style-name="T25">N informe N+1 qu’un service a été activé </text:span><text:span text:style-name="T24">:</text:span></text:p>
      <text:p text:style-name="P29"><text:span text:style-name="T24">- la réponse : </text:span><text:span text:style-name="T25">réponse à une indication</text:span></text:p>
      <text:p text:style-name="P29"><text:span text:style-name="T24">-la confirmation : </text:span><text:span text:style-name="T25">N dit à N+1 que le service a été accepté</text:span></text:p>
      <text:p text:style-name="P45"/>
      <text:p text:style-name="P9"><text:soft-page-break/><text:span text:style-name="T31">L</text:span><text:span text:style-name="T8">e protocole :</text:span></text:p>
      <text:p text:style-name="P46">unité de données de protocole (PDU) = message circulant entre entitées de même niveau (même protocole)</text:p>
      <text:p text:style-name="P46"/>
      <text:p text:style-name="P30"><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47">à chaque couche on ajoute une entête</text:p>
      <text:p text:style-name="P43"/>
      <text:p text:style-name="P48">Rôle des 7 couches</text:p>
      <text:p text:style-name="P49">Couche réseaux : trouver le meilleur chemin entre les machines du réseau (pas forcément fiable <text:span text:style-name="T36">[</text:span>ip<text:span text:style-name="T36">]</text:span>).</text:p>
      <text:p text:style-name="P52"><text:span text:style-name="T32">Couche transport : fiabilise la transmission de bout en bout, si il y a des pertes elle reconstruit les données et reprise sur erreur</text:span></text:p>
      <text:p text:style-name="P53"><text:span text:style-name="T33">présentation : organisation des données</text:span></text:p>
      <text:p text:style-name="P53"><text:span text:style-name="T33">session : organise le dialogue, si il n’y a pas besoin on n’utilise pas cette couche</text:span></text:p>
      <text:p text:style-name="P53"><text:span text:style-name="T33"/></text:p>
      <text:p text:style-name="P54"><text:span text:style-name="T33">passerelle : niveau &gt; 3 (ex : routeur qui fait fireWall)</text:span></text:p>
      <text:p text:style-name="P50">routeur : seulement couches physique, liaison données et réseau</text:p>
      <text:p text:style-name="P50">commmutateur : seulement couches phys et liaison données (car dans le même réseau)</text:p>
      <text:p text:style-name="P50">répéteur : seulement couche physique, amplifie juste le signal</text:p>
      <text:p text:style-name="P50"/>
      <text:p text:style-name="P51">temps de transfert : temps entre l’envoi du 1<text:span text:style-name="T38">er</text:span> bit à la réception du dernier bit.</text:p>
      <text:h text:style-name="Heading_20_2" text:outline-level="2">Communication dans un Réseau</text:h>
      <text:p text:style-name="Standard">congestion <text:span text:style-name="T35">du réseau</text:span>: <text:span text:style-name="T35">si le flux entrant dépasse le flux sortant dans un ou plusieurs nœuds du réseau </text:span></text:p>
      <text:p text:style-name="P55">contrôle de congestion : prévenir la congestion ou sortir de la congestion (TCP s’occupe du contrôle de congestion)</text:p>
      <text:p text:style-name="P55"/>
      <text:p text:style-name="P56">Service en mode connecté <text:span text:style-name="T37">(Télécoms)</text:span>: réserver la place nécessaire dans les nœuds qu’on veut utiliser et vérifier que le destinataire accepte la connexion. Garantit une fiabilité (pas de congestion, le réseau peut refuser une connexion si il est surchargé) <text:span text:style-name="T37">(le délai est plus faible)</text:span>.</text:p>
      <text:p text:style-name="P55"/>
      <text:p text:style-name="P57">Service en mode non-connecté (IP) : Fiabilité non assurée. On peut envoyer les paquets par différentes routes.</text:p>
      <text:p text:style-name="P55"/>
      <text:p text:style-name="P60">Mode datagramme : non connecté</text:p>
      <text:p text:style-name="P55"/>
      <text:p text:style-name="P58">Commutation de cuircuits : seulement pour circuits réels.</text:p>
      <text:p text:style-name="P58">Commutation de messages : n’existe plus, envoyer tout le messae(ex : mail) d’un coup. <text:span text:style-name="T40">Fonctionnement de type Store-and-Forward</text:span></text:p>
      <text:p text:style-name="P58"><text:tab/>Problèmes :</text:p>
      <text:p text:style-name="P58"><text:tab/><text:tab/>- chaque message doit être stocké sur chaque nœud</text:p>
      <text:p text:style-name="P58"><text:tab/><text:tab/>- si il y a une erreur on a potentiellement envoyé quasiment tout le message pour rien</text:p>
      <text:p text:style-name="P58"><text:tab/><text:tab/>- <text:span text:style-name="T40">en paquets on n’attend pas la fin de réception du 1</text:span><text:span text:style-name="T39">er</text:span><text:span text:style-name="T40"> paquet pour traiter de 2ème</text:span></text:p>
      <text:p text:style-name="P58"/>
      <text:p text:style-name="P59">Commutateur On The Fly : dès qu’on a l’entête on peut commencer à traiter le paquet</text:p>
      <text:p text:style-name="P59"/>
      <text:p text:style-name="P59">Circuit virtuel <text:span text:style-name="T41">[mode connecté]</text:span>: mix entre mode circuit et mode datagramme. <text:span text:style-name="T41">On peut utiliser plusieurs circuits […] </text:span>Commutation de cellules</text:p>
      <text:p text:style-name="P59"/>
      <text:p text:style-name="P61">Une adresse MAC par carte réseau (wifi, ethernet, …)</text:p>
      <text:p text:style-name="P61"><text:soft-page-break/>adresse unicast : identifie une seule machine.</text:p>
      <text:p text:style-name="P61">Adresse broadcast : adresse de diffusion (sur tout le réseau local).</text:p>
      <text:p text:style-name="P61">Adresse multicast : adresse correspondant à plusieurs machines (données redirigées vers ces machines)</text:p>
      <text:p text:style-name="P61"/>
      <text:p text:style-name="P62"><text:span text:style-name="T42">critère le plus important pour trouver la meilleure route sur Internet : la plus courte en nombre de nœuds.</text:span></text:p>
      <text:p text:style-name="P62"/>
      <text:p text:style-name="P63">Protocole de routage : permet aux routeurs de communiquer entre eux pour construire leur table de routage.</text:p>
      <text:p text:style-name="P63"/>
      <text:p text:style-name="P67"><text:span text:style-name="T43">Les Algorithmes de routage :</text:span></text:p>
      <text:p text:style-name="P64"><text:span text:style-name="T44">- Vecteur de distance (communique des VD): </text:span></text:p>
      <text:p text:style-name="P66"><text:span text:style-name="T44">Le nœud initial créé une ligne dans sa table de routage pour aller vers lui même avec un vecteur de distance de 0 et l’envoie à tout ses voisins. </text:span></text:p>
      <text:p text:style-name="P64"><text:span text:style-name="T44">Chaque voisin augmente le vecteur distance vers A et le stocke dans sa table puis envoie sa table à tout ses voisins.</text:span></text:p>
      <text:p text:style-name="P64"><text:span text:style-name="T44">Si un voisin nous envoie une route vers un nœud qui est plus courte qu’une qu’on avait déjà on remplace la route existante. </text:span></text:p>
      <text:p text:style-name="P63"><text:span text:style-name="T45">On renvoie périodiquement sa table de routage à ses voisins ou quand une route est coupée</text:span></text:p>
      <text:p text:style-name="P63"><text:tab/></text:p>
      <text:p text:style-name="P63"><text:span text:style-name="T44">- État de liens (communique des LSP):</text:span></text:p>
      <text:p text:style-name="P65"><text:span text:style-name="T43">1) découverte des voisins directs (avec un message de type Hello)</text:span></text:p>
      <text:p text:style-name="P68"><text:span text:style-name="T46">2) chaque nœud diffuse son LSP sur tout le réseau</text:span></text:p>
      <text:p text:style-name="P69">3) chaque nœud garde les plus court chemins vers chacun de s nœud puis construit sa table de routage a partir du Next Hop et de la destination de chaque plus court chemin.</text:p>
      <text:p text:style-name="P69"/>
      <text:p text:style-name="P70">VD: petit réseau</text:p>
      <text:p text:style-name="P70">LS : gros réseau</text:p>
      <text:p text:style-name="P71">Pour internet on utilise VD pour les sous-réseaux et LS pour les reli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1-17T11:55:11.476000000</dc:date>
    <meta:editing-duration>PT2H36M37S</meta:editing-duration>
    <meta:editing-cycles>49</meta:editing-cycles>
    <meta:document-statistic meta:table-count="0" meta:image-count="0" meta:object-count="0" meta:page-count="4" meta:paragraph-count="120" meta:word-count="1234" meta:character-count="7435" meta:non-whitespace-character-count="6294"/>
  </office:meta>
</office:document-meta>
</file>